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 draw:textarea-vertical-align="middle" fo:min-height="19.34cm"/>
    </style:style>
    <style:style style:name="P1" style:family="paragraph">
      <style:paragraph-properties fo:margin-top="0cm" fo:margin-bottom="0cm" fo:text-align="center"/>
      <style:text-properties fo:color="#ffffff" style:font-name="Arial"/>
    </style:style>
    <style:style style:name="P2" style:family="paragraph">
      <loext:graphic-properties draw:fill="solid" draw:fill-color="#ffffff" draw:opacity="0%"/>
      <style:paragraph-properties fo:margin-top="0cm" fo:margin-bottom="0cm" fo:text-align="center"/>
      <style:text-properties fo:color="#ffffff" style:font-name="Arial"/>
    </style:style>
    <style:style style:name="T1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Arial" fo:font-size="28pt" style:font-size-asian="28pt" style:font-size-complex="28pt"/>
    </style:style>
    <style:style style:name="T3" style:family="text">
      <style:text-properties fo:color="#ffffff" style:font-name="Arial" fo:font-size="135.199996948242pt" fo:font-weight="bold" style:font-size-asian="135.199996948242pt" style:font-weight-asian="bold" style:font-size-complex="135.199996948242pt" style:font-weight-complex="bold" style:text-scale="4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COLORADO</text:span><text:span text:style-name="T2"> SCHOOL OF </text:span><text:span text:style-name="T1">MINES</text:span></text:p>
            <text:p text:style-name="P1"><text:span text:style-name="T3">Crowdsourcing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0:52:52.103956346</meta:creation-date>
    <dc:date>2019-11-07T14:23:11.228918405</dc:date>
    <meta:editing-duration>PT12M34S</meta:editing-duration>
    <meta:editing-cycles>3</meta:editing-cycles>
    <meta:generator>LibreOffice/6.0.7.3$Linux_X86_64 LibreOffice_project/00m0$Build-3</meta:generator>
    <meta:document-statistic meta:object-count="1"/>
  </office:meta>
</office:document-meta>
</file>